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go hunt for Auster</text:p>
      <text:p text:style-name="Standard">Jago – god</text:p>
      <text:p text:style-name="Standard">Blaze and Jago– evenly matched – vegeta-goku thing<text:line-break/>Scarlet – dont like Jago</text:p>
      <text:p text:style-name="Standard">Scarlet is good in Jago's bad</text:p>
      <text:p text:style-name="Standard">Scarlet and Blaze – lovers</text:p>
      <text:p text:style-name="Standard"/>
      <text:p text:style-name="Standard">everyone but Blaze cannot die from age</text:p>
      <text:p text:style-name="Standard">but not immortal</text:p>
      <text:p text:style-name="Standard">Blaze is only human</text:p>
      <text:p text:style-name="Standard"/>
      <text:p text:style-name="Standard">Auster:</text:p>
      <text:p text:style-name="Standard"><text:s text:c="6"/>– twin samurai swords in prequel</text:p>
      <text:list xml:id="list1356662132" text:style-name="L1">
        <text:list-item>
          <text:p text:style-name="P1">uses single sword in present time</text:p>
        </text:list-item>
        <text:list-item>
          <text:p text:style-name="P1">final fight uses both</text:p>
        </text:list-item>
      </text:list>
      <text:p text:style-name="Standard">Jago – single samurai sword</text:p>
      <text:p text:style-name="Standard">Blaze – picture sword</text:p>
      <text:p text:style-name="Standard">Scarlet – common sword/uses flames as energy for weapon</text:p>
      <text:p text:style-name="Standard">Kouri – twin sai's </text:p>
      <text:p text:style-name="Standard"/>
      <text:p text:style-name="Standard"/>
      <text:p text:style-name="Standard">all siblings</text:p>
      <text:p text:style-name="Standard">Scarlet and Kouri – sisters</text:p>
      <text:p text:style-name="Standard">Jago and Auster – brothers</text:p>
      <text:p text:style-name="Standard"/>
      <text:p text:style-name="Standard">sorceress and Auster</text:p>
      <text:p text:style-name="Standard">cave – looks like a common house – witches' touch</text:p>
      <text:p text:style-name="Standard">book on a pedestal in center of room</text:p>
      <text:p text:style-name="Standard">sorceress comforts Auster because he is being chased</text:p>
      <text:p text:style-name="Standard">secret that they are bad guys</text:p>
      <text:p text:style-name="Standard">sorceress is Auster's lacky</text:p>
      <text:p text:style-name="Standard"/>
      <text:p text:style-name="Standard">monster detailed</text:p>
      <text:p text:style-name="Standard">can pinpoint Jago – hes in texas</text:p>
      <text:p text:style-name="Standard">--filler--she sends monsters after him</text:p>
      <text:p text:style-name="Standard">leads into where to go next plot point</text:p>
      <text:p text:style-name="Standard">Kouri – antartica</text:p>
      <text:p text:style-name="Standard">Scarlet base(bass)– desert area</text:p>
      <text:p text:style-name="Standard">big flux because Jago is near Scarlet</text:p>
      <text:p text:style-name="Standard">sorceress tells Auster that Jago found Scarlet</text:p>
      <text:p text:style-name="Standard">she summons monster to kill Jago or Scarlet</text:p>
      <text:p text:style-name="Standard"/>
      <text:p text:style-name="Standard"/>
      <text:p text:style-name="Standard">Jago trying to find scarlet and Kouri</text:p>
      <text:p text:style-name="Standard">together they are powerful enough to defeat Auster but not alone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1921</text:p>
      <text:p text:style-name="Standard">Jago finds Scarlet (they fight-evenly matched-possible Blaze jump in)</text:p>
      <text:p text:style-name="Standard">-desert</text:p>
      <text:p text:style-name="Standard">-egyptian like village w/healer woman – Scarlet</text:p>
      <text:p text:style-name="Standard">-find name</text:p>
      <text:p text:style-name="Standard">-Scarlet base – after goddess bastet – goddess of fire/people of village think thats who she is</text:p>
      <text:p text:style-name="Standard">Scarlet has a flashback </text:p>
      <text:p text:style-name="Standard">-helps her believe Jago</text:p>
      <text:p text:style-name="Standard">monster part</text:p>
      <text:p text:style-name="Standard">Jago wants scarlet to join him...Scarlet chooses to stay...Jago insists....stepping in, Blaze tells him that --she will stay</text:p>
      <text:p text:style-name="Standard">Jago will leave to look for Kouri....tells Scarlet to stay in town because he will return</text:p>
      <text:p text:style-name="Standard">//add new characters during travels</text:p>
      <text:p text:style-name="Standard"/>
      <text:p text:style-name="Standard"/>
      <text:p text:style-name="Standard">//icy area dark – Kouri mindset</text:p>
      <text:p text:style-name="Standard">//desert area bright – Scarlet mindset</text:p>
      <text:p text:style-name="Standard"/>
      <text:p text:style-name="Standard">//text boxes</text:p>
      <text:p text:style-name="Standard">good mix with warm and cool colo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18:43:38</meta:creation-date>
    <dc:date>2014-09-27T19:58:58</dc:date>
    <meta:editing-duration>PT1H3M25S</meta:editing-duration>
    <meta:editing-cycles>40</meta:editing-cycles>
    <meta:generator>LibreOffice/3.5$Linux_X86_64 LibreOffice_project/350m1$Build-2</meta:generator>
    <meta:document-statistic meta:table-count="0" meta:image-count="0" meta:object-count="0" meta:page-count="2" meta:paragraph-count="52" meta:word-count="316" meta:character-count="1787" meta:non-whitespace-character-count="1520"/>
  </office:meta>
</office:document-meta>
</file>